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3ff23"/>
    </style:style>
    <style:style style:name="T6" style:family="text">
      <style:text-properties fo:color="#23ff23" fo:font-size="24pt" style:font-size-asian="24pt" style:font-size-complex="24pt"/>
    </style:style>
    <style:style style:name="T7" style:family="text">
      <style:text-properties fo:color="#ffff00" fo:font-size="24pt" style:font-size-asian="24pt" style:font-size-complex="24pt"/>
    </style:style>
    <style:style style:name="T8" style:family="text">
      <style:text-properties fo:color="#ffcc99"/>
    </style:style>
    <style:style style:name="T9" style:family="text">
      <style:text-properties fo:font-weight="bold"/>
    </style:style>
    <style:style style:name="T10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templates</presentation:footer-decl>
      <presentation:footer-decl presentation:name="ftr2">CMPTxxxx</presentation:footer-decl>
      <presentation:date-time-decl presentation:name="dtd1" presentation:source="fixed">9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Generics: C++ Templat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Mar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Generic programming</text:p>
          </draw:text-box>
        </draw:frame>
        <draw:frame presentation:style-name="pr5" draw:text-style-name="P1" draw:layer="layout" svg:width="25.199cm" svg:height="14.827cm" svg:x="1.4cm" svg:y="4.507cm" presentation:class="outline" presentation:user-transformed="true">
          <draw:text-box>
            <text:list text:style-name="L3">
              <text:list-item>
                <text:p text:style-name="P1">Writing <text:span text:style-name="T1">code</text:span> (functions, classes) that works with <text:span text:style-name="T1">multiple</text:span> data <text:span text:style-name="T1">types</text:span></text:p>
              </text:list-item>
              <text:list-item>
                <text:p text:style-name="P1">Write algorithm <text:span text:style-name="T1">once</text:span>, but apply to <text:span text:style-name="T1">many</text:span> types</text:p>
                <text:list>
                  <text:list-item>
                    <text:p text:style-name="P1">e.g., define <text:span text:style-name="T1">max(a, b)</text:span>:</text:p>
                    <text:list>
                      <text:list-item>
                        <text:p text:style-name="P1"><text:span text:style-name="T2">int max(</text:span><text:span text:style-name="T3">int</text:span><text:span text:style-name="T2"> a, </text:span><text:span text:style-name="T3">int</text:span><text:span text:style-name="T2"> b) {</text:span><text:span text:style-name="T2"><text:tab/></text:span><text:span text:style-name="T2"><text:tab/></text:span><text:span text:style-name="T4">// other types?</text:span></text:p>
                        <text:list>
                          <text:list-item>
                            <text:p text:style-name="P1"><text:span text:style-name="T2">if (b &gt; a) {</text:span></text:p>
                            <text:list>
                              <text:list-item>
                                <text:p text:style-name="P1"><text:span text:style-name="T2">return b;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2">} else {</text:span></text:p>
                            <text:list>
                              <text:list-item>
                                <text:p text:style-name="P1"><text:span text:style-name="T2">return a;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2">}</text:span></text:p>
                          </text:list-item>
                        </text:list>
                      </text:list-item>
                      <text:list-item>
                        <text:p text:style-name="P1"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ax() with const references</text:p>
          </draw:text-box>
        </draw:frame>
        <draw:frame presentation:style-name="pr8" draw:layer="layout" svg:width="25.199cm" svg:height="15.868cm" svg:x="1.4cm" svg:y="3.807cm" presentation:class="outline" presentation:user-transformed="true">
          <draw:text-box>
            <text:list text:style-name="L3">
              <text:list-item>
                <text:p>A <text:span text:style-name="T1">shorter</text:span> <text:span text:style-name="T5">max()</text:span>:</text:p>
                <text:list>
                  <text:list-item>
                    <text:list>
                      <text:list-item>
                        <text:p><text:span text:style-name="T6">int max(int a, int b) {</text:span></text:p>
                        <text:list>
                          <text:list-item>
                            <text:p><text:span text:style-name="T6">return </text:span><text:span text:style-name="T7">(b &gt; a) ? b : a</text:span><text:span text:style-name="T6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<text:span text:style-name="T1">const references</text:span> to operate on objects:</text:p>
                <text:list>
                  <text:list-item>
                    <text:list>
                      <text:list-item>
                        <text:p><text:span text:style-name="T7">const</text:span><text:span text:style-name="T6"> string</text:span><text:span text:style-name="T7">&amp;</text:span><text:span text:style-name="T6"> max(</text:span><text:span text:style-name="T6"><text:line-break/></text:span><text:span text:style-name="T7">const</text:span><text:span text:style-name="T6"> string</text:span><text:span text:style-name="T7">&amp;</text:span><text:span text:style-name="T6"> a, </text:span><text:span text:style-name="T7">const</text:span><text:span text:style-name="T6"> string</text:span><text:span text:style-name="T7">&amp;</text:span><text:span text:style-name="T6"> b) {</text:span></text:p>
                        <text:list>
                          <text:list-item>
                            <text:p><text:span text:style-name="T6">return </text:span><text:span text:style-name="T7">(b &gt; a) ? b : a</text:span><text:span text:style-name="T6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means <text:span text:style-name="T5">max()</text:span>:</text:p>
                <text:list>
                  <text:list-item>
                    <text:p>Takes two parameters (<text:span text:style-name="T1">call-by-ref</text:span>) but does <text:span text:style-name="T1">not</text:span> <text:span text:style-name="T1">change</text:span> them</text:p>
                  </text:list-item>
                  <text:list-item>
                    <text:p><text:span text:style-name="T1">Returns</text:span> a ref to an object that can't be chang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atic typing w/o templates</text:p>
          </draw:text-box>
        </draw:frame>
        <draw:frame presentation:style-name="pr8" draw:layer="layout" svg:width="25.199cm" svg:height="14.56cm" svg:x="1.4cm" svg:y="4.507cm" presentation:class="outline" presentation:user-transformed="true">
          <draw:text-box>
            <text:list text:style-name="L3">
              <text:list-item>
                <text:p>In a <text:span text:style-name="T1">statically</text:span>-<text:span text:style-name="T1">typed</text:span> language like C++, extending this to other types needs <text:span text:style-name="T1">duplication</text:span>:</text:p>
                <text:list>
                  <text:list-item>
                    <text:list>
                      <text:list-item>
                        <text:p><text:span text:style-name="T7">const</text:span><text:span text:style-name="T6"> MyObj</text:span><text:span text:style-name="T7">&amp;</text:span><text:span text:style-name="T6"> max(</text:span><text:span text:style-name="T6"><text:line-break/></text:span><text:span text:style-name="T7">const</text:span><text:span text:style-name="T6"> MyObj</text:span><text:span text:style-name="T7">&amp;</text:span><text:span text:style-name="T6"> a, </text:span><text:span text:style-name="T7">const</text:span><text:span text:style-name="T6"> MyObj</text:span><text:span text:style-name="T7">&amp;</text:span><text:span text:style-name="T6"> b) {</text:span></text:p>
                        <text:list>
                          <text:list-item>
                            <text:p><text:span text:style-name="T6">return </text:span><text:span text:style-name="T7">(b &gt; a) ? b : a</text:span><text:span text:style-name="T6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 a preprocessor <text:span text:style-name="T1">macro</text:span>:</text:p>
                <text:list>
                  <text:list-item>
                    <text:list>
                      <text:list-item>
                        <text:p><text:span text:style-name="T5">#define MAX(a,b) (</text:span><text:span text:style-name="T1">(b &gt; a) ? b : a</text:span><text:span text:style-name="T5">)</text:span></text:p>
                      </text:list-item>
                      <text:list-item>
                        <text:p><text:span text:style-name="T5">cout &lt;&lt; MAX( 2, 3 );</text:span></text:p>
                      </text:list-item>
                      <text:list-item>
                        <text:p><text:span text:style-name="T5">cout &lt;&lt; MAX( “hello”, “world” );</text:span></text:p>
                      </text:list-item>
                    </text:list>
                  </text:list-item>
                </text:list>
              </text:list-item>
              <text:list-item>
                <text:p>Or <text:span text:style-name="T1">void pointers</text:span> <text:span text:style-name="T5">(void *)</text:span> cast to correct type</text:p>
              </text:list-item>
              <text:list-item>
                <text:p><text:span text:style-name="T1">Kludgy</text:span>!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++ templat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The proper C++ solution is to use <text:span text:style-name="T1">templates</text:span></text:p>
              </text:list-item>
              <text:list-item>
                <text:p><text:span text:style-name="T1">Type</text:span> is given as a “<text:span text:style-name="T1">template parameter</text:span>” in the function declaration</text:p>
              </text:list-item>
              <text:list-item>
                <text:p>Templates are <text:span text:style-name="T1">instantiated</text:span> when the calling code specifies the type to use</text:p>
              </text:list-item>
              <text:list-item>
                <text:p>Two uses of templates:</text:p>
                <text:list>
                  <text:list-item>
                    <text:p><text:span text:style-name="T1">Function</text:span> templates:</text:p>
                    <text:list>
                      <text:list-item>
                        <text:p>e.g., <text:span text:style-name="T5">max(a,b</text:span>) taking any comparable type</text:p>
                      </text:list-item>
                    </text:list>
                  </text:list-item>
                  <text:list-item>
                    <text:p><text:span text:style-name="T1">Class</text:span> templates:</text:p>
                    <text:list>
                      <text:list-item>
                        <text:p>e.g., <text:span text:style-name="T5">vector&lt;&gt;</text:span> of any ty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Function templates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Our <text:span text:style-name="T5">max(a,b)</text:span> function only requires that <text:span text:style-name="T5">a</text:span> and <text:span text:style-name="T5">b</text:span> be <text:span text:style-name="T1">comparable</text:span>: have a '<text:span text:style-name="T5">&gt;</text:span>' <text:span text:style-name="T1">operator</text:span> defined</text:p>
              </text:list-item>
              <text:list-item>
                <text:p text:style-name="P1"><text:span text:style-name="T1">Keyword</text:span> '<text:span text:style-name="T5">template</text:span>' in function <text:span text:style-name="T1">declaration</text:span> indicates that we are using templates:</text:p>
                <text:list>
                  <text:list-item>
                    <text:list>
                      <text:list-item>
                        <text:p text:style-name="P1"><text:span text:style-name="T5">template &lt;typename Comparable&gt;</text:span><text:span text:style-name="T5"><text:line-break/></text:span><text:span text:style-name="T5">const Comparable&amp; max(</text:span><text:span text:style-name="T5"><text:line-break/></text:span><text:span text:style-name="T5"><text:tab/></text:span><text:span text:style-name="T5">const Comparable&amp; a,</text:span><text:span text:style-name="T5"><text:line-break/></text:span><text:span text:style-name="T5"><text:tab/></text:span><text:span text:style-name="T5">const Comparable&amp; b) {</text:span><text:span text:style-name="T5"><text:line-break/></text:span><text:span text:style-name="T5"><text:tab/></text:span><text:span text:style-name="T5"><text:tab/></text:span><text:span text:style-name="T5">return (b &gt; a) ? b : a;</text:span><text:span text:style-name="T5"><text:line-break/></text:span><text:span text:style-name="T5">}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mparable</text:span> is the template <text:span text:style-name="T1">type</text:span> <text:span text:style-name="T1">parame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sing template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When we <text:span text:style-name="T1">invoke</text:span> the function template, we <text:span text:style-name="T1">instantiate</text:span> it with a particular type:</text:p>
                <text:list>
                  <text:list-item>
                    <text:list>
                      <text:list-item>
                        <text:p><text:span text:style-name="T5">cout &lt;&lt; max(</text:span><text:span text:style-name="T1">4</text:span><text:span text:style-name="T5">, </text:span><text:span text:style-name="T1">5</text:span><text:span text:style-name="T5">);</text:span><text:span text:style-name="T5"><text:tab/></text:span><text:span text:style-name="T8">// Comparable = int</text:span></text:p>
                      </text:list-item>
                      <text:list-item>
                        <text:p><text:span text:style-name="T5">cout &lt;&lt; max( </text:span><text:span text:style-name="T1">“hi”</text:span><text:span text:style-name="T5">, </text:span><text:span text:style-name="T1">“ho”</text:span><text:span text:style-name="T5"> );</text:span><text:span text:style-name="T5"><text:tab/></text:span><text:span text:style-name="T5"><text:tab/></text:span><text:span text:style-name="T8">// string</text:span></text:p>
                      </text:list-item>
                      <text:list-item>
                        <text:p><text:span text:style-name="T5">cout &lt;&lt; max( </text:span><text:span text:style-name="T1">Jane</text:span><text:span text:style-name="T5">, </text:span><text:span text:style-name="T1">Bob</text:span><text:span text:style-name="T5"> );</text:span><text:span text:style-name="T5"><text:line-break/></text:span><text:span text:style-name="T5"><text:tab/></text:span><text:span text:style-name="T5"><text:tab/></text:span><text:span text:style-name="T8">// error: no '&gt;' operator for Studen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ax()</text:span> is <text:span text:style-name="T1">not</text:span> a function, but a <text:span text:style-name="T1">template</text:span></text:p>
                <text:list>
                  <text:list-item>
                    <text:p><text:span text:style-name="T5">max(</text:span><text:span text:style-name="T1">int</text:span><text:span text:style-name="T5">&amp; a, </text:span><text:span text:style-name="T1">int</text:span><text:span text:style-name="T5">&amp; b)</text:span> <text:span text:style-name="T1">is</text:span> a function</text:p>
                  </text:list-item>
                </text:list>
              </text:list-item>
              <text:list-item>
                <text:p>Template instantiation done at <text:span text:style-name="T1">compile-time</text:span></text:p>
                <text:list>
                  <text:list-item>
                    <text:p>Compiler produces all needed instanc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Templates and <text:span text:style-name="T9">.cpp/</text:span>.h file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Usually when we declare a new class, we put the class <text:span text:style-name="T1">declaration</text:span> (with declarations for member methods) in a <text:span text:style-name="T5">*.h</text:span> file</text:p>
              </text:list-item>
              <text:list-item>
                <text:p><text:span text:style-name="T1">Code</text:span> (bodies of methods) goes in <text:span text:style-name="T5">*.cpp</text:span> file</text:p>
              </text:list-item>
              <text:list-item>
                <text:p>But because templates are instanatiated at <text:span text:style-name="T1">compile-time</text:span>, <text:span text:style-name="T1">templated</text:span> classes need to be <text:span text:style-name="T1">declared</text:span> and <text:span text:style-name="T1">defined</text:span> in same header file</text:p>
                <text:list>
                  <text:list-item>
                    <text:p>This is how Python and Java usually do thing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Using templates: arguments</text:p>
          </draw:text-box>
        </draw:frame>
        <draw:frame presentation:style-name="pr5" draw:text-style-name="P1" draw:layer="layout" svg:width="26.234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10">template &lt;typename Comparable&gt;</text:span><text:span text:style-name="T10"><text:line-break/></text:span><text:span text:style-name="T10">const Comparable&amp; max(</text:span><text:span text:style-name="T10"><text:line-break/></text:span><text:span text:style-name="T10"><text:tab/></text:span><text:span text:style-name="T10">const Comparable&amp; a,</text:span><text:span text:style-name="T10"><text:line-break/></text:span><text:span text:style-name="T10"><text:tab/></text:span><text:span text:style-name="T10">const Comparable&amp; b) { .... }</text:span></text:p>
                      </text:list-item>
                    </text:list>
                  </text:list-item>
                </text:list>
              </text:list-item>
              <text:list-item>
                <text:p text:style-name="P1">Note that <text:span text:style-name="T5">a</text:span> and <text:span text:style-name="T5">b</text:span> are required to be <text:span text:style-name="T1">same</text:span> type</text:p>
                <text:list>
                  <text:list-item>
                    <text:list>
                      <text:list-item>
                        <text:p text:style-name="P1"><text:span text:style-name="T10">max(3, 5.5)</text:span><text:span text:style-name="T10"><text:tab/></text:span><text:span text:style-name="T10"><text:tab/></text:span><text:span text:style-name="T11">// compile-time error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olutions</text:span>:</text:p>
                <text:list>
                  <text:list-item>
                    <text:list>
                      <text:list-item>
                        <text:p text:style-name="P1"><text:span text:style-name="T10">max( </text:span><text:span text:style-name="T12">(double) </text:span><text:span text:style-name="T10">3, 5.5 )</text:span><text:span text:style-name="T10"><text:tab/></text:span><text:span text:style-name="T11">// static_cast&lt;double&gt;</text:span></text:p>
                      </text:list-item>
                      <text:list-item>
                        <text:p text:style-name="P1"><text:span text:style-name="T10">max</text:span><text:span text:style-name="T12">&lt;double&gt;</text:span><text:span text:style-name="T10">(3, 5.5)</text:span><text:span text:style-name="T10"><text:tab/></text:span><text:span text:style-name="T10"><text:tab/></text:span><text:span text:style-name="T11">// instantia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ultiple template parameters</text:p>
          </draw:text-box>
        </draw:frame>
        <draw:frame presentation:style-name="pr8" draw:layer="layout" svg:width="25.199cm" svg:height="14.241cm" svg:x="1.4cm" svg:y="4.507cm" presentation:class="outline" presentation:user-transformed="true">
          <draw:text-box>
            <text:list text:style-name="L3">
              <text:list-item>
                <text:p>Template parameters need not be types:</text:p>
                <text:list>
                  <text:list-item>
                    <text:list>
                      <text:list-item>
                        <text:p><text:span text:style-name="T10">template &lt;typename </text:span><text:span text:style-name="T12">Elt</text:span><text:span text:style-name="T10">, unsigned </text:span><text:span text:style-name="T12">N</text:span><text:span text:style-name="T10">&gt; class </text:span><text:span text:style-name="T12">NDpt</text:span><text:span text:style-name="T10"> {</text:span></text:p>
                        <text:list>
                          <text:list-item>
                            <text:p><text:span text:style-name="T10">public:</text:span></text:p>
                            <text:list>
                              <text:list-item>
                                <text:p><text:span text:style-name="T10">Elt </text:span><text:span text:style-name="T12">pt</text:span><text:span text:style-name="T10">[N]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0">}</text:span></text:p>
                      </text:list-item>
                    </text:list>
                  </text:list-item>
                </text:list>
              </text:list-item>
              <text:list-item>
                <text:p>Instantiating with Elt=float and N=3:</text:p>
                <text:list>
                  <text:list-item>
                    <text:list>
                      <text:list-item>
                        <text:p><text:span text:style-name="T12">NDpt</text:span><text:span text:style-name="T10">&lt;float, 3&gt; </text:span><text:span text:style-name="T12">pt3d</text:span><text:span text:style-name="T10">;</text:span></text:p>
                      </text:list-item>
                      <text:list-item>
                        <text:p><text:span text:style-name="T10">pt3d.pt[0] = 17.0;</text:span></text:p>
                      </text:list-item>
                      <text:list-item>
                        <text:p><text:span text:style-name="T10">pt3d.pt[1] = -5.3;</text:span></text:p>
                      </text:list-item>
                      <text:list-item>
                        <text:p><text:span text:style-name="T10">pt3d.pt[2] =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Methods in templated classe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3">
              <text:list-item>
                <text:p text:style-name="P1">Return unit-vector copy of point:</text:p>
                <text:list>
                  <text:list-item>
                    <text:list>
                      <text:list-item>
                        <text:p text:style-name="P1"><text:span text:style-name="T10">template &lt;typename </text:span><text:span text:style-name="T12">Elt</text:span><text:span text:style-name="T10">, unsigned </text:span><text:span text:style-name="T12">N</text:span><text:span text:style-name="T10">&gt;</text:span><text:span text:style-name="T10"><text:line-break/></text:span><text:span text:style-name="T10">class </text:span><text:span text:style-name="T12">NDpt</text:span><text:span text:style-name="T10"> {</text:span></text:p>
                        <text:list>
                          <text:list-item>
                            <text:p text:style-name="P1"><text:span text:style-name="T10">NDpt&lt;Elt,N&gt; normalize() {</text:span></text:p>
                          </text:list-item>
                          <text:list-item>
                            <text:p text:style-name="P1"><text:span text:style-name="T10"><text:s text:c="2"/></text:span><text:span text:style-name="T10">NDpt&lt;Elt,N&gt; newpt;</text:span></text:p>
                          </text:list-item>
                          <text:list-item>
                            <text:p text:style-name="P1"><text:span text:style-name="T10"><text:s text:c="2"/></text:span><text:span text:style-name="T10">for (int i=0; i&lt;N; i++) newpt.pt[i] = pt[i];</text:span></text:p>
                          </text:list-item>
                          <text:list-item>
                            <text:p text:style-name="P1"><text:span text:style-name="T10"><text:s text:c="2"/></text:span><text:span text:style-name="T10">return newpt;</text:span></text:p>
                          </text:list-item>
                          <text:list-item>
                            <text:p text:style-name="P1"><text:span text:style-name="T10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.34cm" svg:height="2.927cm" svg:x="1cm" svg:y="0.462cm" presentation:class="title" presentation:user-transformed="true">
          <draw:text-box>
            <text:p>Templated classes vs. functions</text:p>
          </draw:text-box>
        </draw:frame>
        <draw:frame presentation:style-name="pr8" draw:layer="layout" svg:width="25.303cm" svg:height="14.51cm" svg:x="1.4cm" svg:y="4.507cm" presentation:class="outline" presentation:user-transformed="true">
          <draw:text-box>
            <text:list text:style-name="L3">
              <text:list-item>
                <text:p><text:span text:style-name="T1">Classes</text:span> are templated slightly differently from <text:span text:style-name="T1">functions</text:span>:</text:p>
                <text:list>
                  <text:list-item>
                    <text:p>Class template <text:span text:style-name="T1">params</text:span> can't be <text:span text:style-name="T1">deduced</text:span> (no arguments): specify <text:span text:style-name="T1">explicitly</text:span></text:p>
                    <text:list>
                      <text:list-item>
                        <text:p><text:span text:style-name="T5">NDpt</text:span><text:span text:style-name="T1">&lt;double, 3&gt;</text:span></text:p>
                      </text:list-item>
                    </text:list>
                  </text:list-item>
                  <text:list-item>
                    <text:p>Class template params may have <text:span text:style-name="T1">defaults</text:span>:</text:p>
                    <text:list>
                      <text:list-item>
                        <text:p><text:span text:style-name="T5">template &lt;typename T</text:span><text:span text:style-name="T1">=int</text:span><text:span text:style-name="T5">&gt;</text:span></text:p>
                      </text:list-item>
                    </text:list>
                  </text:list-item>
                  <text:list-item>
                    <text:p>Class templates may be <text:span text:style-name="T1">partially specialized</text:span>:</text:p>
                    <text:list>
                      <text:list-item>
                        <text:p><text:span text:style-name="T5">template &lt;typename T&gt;</text:span></text:p>
                      </text:list-item>
                      <text:list-item>
                        <text:p><text:span text:style-name="T5">class NDpt</text:span><text:span text:style-name="T1">&lt;T, 3&gt;</text:span><text:span text:style-name="T5"> { ....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1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1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1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3-31T14:43:49</meta:creation-date>
    <dc:date>2009-03-09T14:29:42</dc:date>
    <dc:language>en-US</dc:language>
    <meta:editing-cycles>21</meta:editing-cycles>
    <meta:editing-duration>PT03H47M50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